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pitch="variable" fo:font-size="60pt" fo:font-weight="bold" style:font-size-asian="60pt" style:font-weight-asian="bold" style:font-size-complex="60pt" style:font-weight-complex="bold"/>
    </style:style>
    <style:style style:name="T1" style:family="text">
      <style:text-properties fo:font-family="'Arial Black'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17cm" svg:height="6.221cm" svg:x="0.135cm" svg:y="0.135cm">
          <draw:text-box>
            <text:p text:style-name="P1"><text:span text:style-name="T1">NO</text:span></text:p>
            <text:p text:style-name="P1"><text:span text:style-name="T1">IMAGE</text:span></text:p>
          </draw:text-box>
        </draw:frame>
        <draw:frame draw:style-name="gr2" draw:layer="layout" svg:width="0.502cm" svg:height="1.187cm" svg:x="13.7cm" svg:y="7.232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inkyweb </meta:initial-creator>
    <meta:creation-date>2010-01-05T03:15:45</meta:creation-date>
    <dc:date>2010-01-05T03:23:42</dc:date>
    <dc:creator>yinkyweb </dc:creator>
    <meta:editing-duration>PT00H02M20S</meta:editing-duration>
    <meta:editing-cycles>2</meta:editing-cycles>
    <meta:generator>OpenOffice.org/3.1$Linux OpenOffice.org_project/310m19$Build-9420</meta:generator>
    <meta:document-statistic meta:object-count="2"/>
  </office:meta>
</office:document-meta>
</file>